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4.193cm"/>
    </style:style>
    <style:style style:name="co9" style:family="table-column">
      <style:table-column-properties fo:break-before="auto" style:column-width="3.838cm"/>
    </style:style>
    <style:style style:name="co10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902cm"/>
    </style:style>
    <style:style style:name="co8" style:family="table-column">
      <style:table-column-properties fo:break-before="auto" style:column-width="4.057cm"/>
    </style:style>
    <style:style style:name="co11" style:family="table-column">
      <style:table-column-properties fo:break-before="auto" style:column-width="4.528cm"/>
    </style:style>
    <style:style style:name="co12" style:family="table-column">
      <style:table-column-properties fo:break-before="auto" style:column-width="3.3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_28_empty_29_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ta6" style:family="table" style:master-page-name="PageStyle_5f_Sheet6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ta9" style:family="table" style:master-page-name="PageStyle_5f_Sheet4">
      <style:table-properties table:display="true" style:writing-mode="lr-tb"/>
    </style:style>
    <style:style style:name="ta10" style:family="table" style:master-page-name="PageStyle_5f_Sheet7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20000" number:language="pl" number:country="PL">
      <number:number number:min-integer-digits="1"/>
    </number:number-style>
    <number:date-style style:name="N2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8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4">
      <style:table-cell-properties style:rotation-align="none"/>
    </style:style>
    <style:style style:name="ce6" style:family="table-cell" style:parent-style-name="Default" style:data-style-name="N10036">
      <style:table-cell-properties style:rotation-align="none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 style:data-style-name="N115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 style:data-style-name="N3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8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rotation-align="none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 style:data-style-name="N4">
      <style:table-cell-properties style:rotation-align="none"/>
    </style:style>
    <style:style style:name="ce29" style:family="table-cell" style:parent-style-name="Default" style:data-style-name="N10036">
      <style:table-cell-properties style:rotation-align="none"/>
    </style:style>
    <style:style style:name="ce7" style:family="table-cell" style:parent-style-name="Excel_20_Built-in_20_Normal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rmal" style:data-style-name="N200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 style:data-style-name="N20084">
      <style:table-cell-properties style:rotation-align="none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4" style:family="table-cell" style:parent-style-name="Default" style:data-style-name="N115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 style:data-style-name="N3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26"/>
        <table:table-column table:style-name="co1" table:number-columns-repeated="61" table:default-cell-style-name="Default"/>
        <table:table-row table:style-name="ro1">
          <table:table-cell table:style-name="ce24" office:value-type="string" calcext:value-type="string">
            <text:p>Text</text:p>
          </table:table-cell>
          <table:table-cell table:style-name="ce24" office:value-type="string" calcext:value-type="string">
            <text:p>Numeric</text:p>
          </table:table-cell>
          <table:table-cell table:style-name="ce24" office:value-type="string" calcext:value-type="string">
            <text:p>Date</text:p>
          </table:table-cell>
          <table:table-cell table:number-columns-repeated="61"/>
        </table:table-row>
        <table:table-row table:style-name="ro1">
          <table:table-cell table:style-name="ce24" office:value-type="string" calcext:value-type="string">
            <text:p>Item 0, 0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date" office:date-value="2020-01-03" calcext:value-type="date">
            <text:p>2020-01-03</text:p>
          </table:table-cell>
          <table:table-cell table:number-columns-repeated="61"/>
        </table:table-row>
        <table:table-row table:style-name="ro1">
          <table:table-cell table:style-name="ce24" office:value-type="string" calcext:value-type="string">
            <text:p>Other item</text:p>
          </table:table-cell>
          <table:table-cell table:style-name="ce24" office:value-type="float" office:value="2" calcext:value-type="float">
            <text:p>2</text:p>
          </table:table-cell>
          <table:table-cell table:style-name="ce25" office:value-type="date" office:date-value="2020-01-04" calcext:value-type="date">
            <text:p>2020-01-04</text:p>
          </table:table-cell>
          <table:table-cell table:number-columns-repeated="61"/>
        </table:table-row>
        <table:table-row table:style-name="ro1" table:number-rows-repeated="104857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table:table-column table:style-name="co1" table:number-columns-repeated="4" table:default-cell-style-name="Default"/>
        <table:table-column table:style-name="co3" table:default-cell-style-name="ce26"/>
        <table:table-column table:style-name="co4" table:default-cell-style-name="ce26"/>
        <table:table-column table:style-name="co1" table:number-columns-repeated="58" table:default-cell-style-name="Default"/>
        <table:table-row table:style-name="ro2">
          <table:table-cell table:style-name="ce27" office:value-type="string" calcext:value-type="string">
            <text:p>Trait #1</text:p>
          </table:table-cell>
          <table:table-cell table:style-name="ce27" office:value-type="string" calcext:value-type="string">
            <text:p>Value #1</text:p>
          </table:table-cell>
          <table:table-cell table:style-name="ce27" office:value-type="string" calcext:value-type="string">
            <text:p>Transaction date</text:p>
          </table:table-cell>
          <table:table-cell table:style-name="ce27" office:value-type="string" calcext:value-type="string">
            <text:p>Units</text:p>
          </table:table-cell>
          <table:table-cell table:style-name="ce27" office:value-type="string" calcext:value-type="string">
            <text:p>Price</text:p>
          </table:table-cell>
          <table:table-cell table:style-name="ce27" office:value-type="string" calcext:value-type="string">
            <text:p>Price per unit</text:p>
          </table:table-cell>
          <table:table-cell table:style-name="ce27" office:value-type="string" calcext:value-type="string">
            <text:p>Another trait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1</text:p>
          </table:table-cell>
          <table:table-cell table:style-name="ce28" office:value-type="float" office:value="1" calcext:value-type="float">
            <text:p>1.00</text:p>
          </table:table-cell>
          <table:table-cell table:style-name="ce29" office:value-type="date" office:date-value="2010-01-07" calcext:value-type="date">
            <text:p>07/01/2010</text:p>
          </table:table-cell>
          <table:table-cell table:style-name="ce28" office:value-type="float" office:value="48.49" calcext:value-type="float">
            <text:p>48.49</text:p>
          </table:table-cell>
          <table:table-cell table:style-name="ce28" office:value-type="float" office:value="550060.8" calcext:value-type="float">
            <text:p>550,060.80</text:p>
          </table:table-cell>
          <table:table-cell table:style-name="ce28" office:value-type="float" office:value="11343.8" calcext:value-type="float">
            <text:p>11,343.80</text:p>
          </table:table-cell>
          <table:table-cell table:style-name="ce24" office:value-type="string" calcext:value-type="string">
            <text:p>brown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2</text:p>
          </table:table-cell>
          <table:table-cell table:style-name="ce28" office:value-type="float" office:value="2" calcext:value-type="float">
            <text:p>2.00</text:p>
          </table:table-cell>
          <table:table-cell table:style-name="ce29" office:value-type="date" office:date-value="2010-01-08" calcext:value-type="date">
            <text:p>08/01/2010</text:p>
          </table:table-cell>
          <table:table-cell table:style-name="ce28" office:value-type="float" office:value="45.98" calcext:value-type="float">
            <text:p>45.98</text:p>
          </table:table-cell>
          <table:table-cell table:style-name="ce28" office:value-type="float" office:value="236341.18" calcext:value-type="float">
            <text:p>236,341.18</text:p>
          </table:table-cell>
          <table:table-cell table:style-name="ce28" office:value-type="float" office:value="5140.09" calcext:value-type="float">
            <text:p>5,140.09</text:p>
          </table:table-cell>
          <table:table-cell table:style-name="ce24" office:value-type="string" calcext:value-type="string">
            <text:p>red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3</text:p>
          </table:table-cell>
          <table:table-cell table:style-name="ce28" office:value-type="float" office:value="9" calcext:value-type="float">
            <text:p>9.00</text:p>
          </table:table-cell>
          <table:table-cell table:style-name="ce29" office:value-type="date" office:date-value="2010-01-09" calcext:value-type="date">
            <text:p>09/01/2010</text:p>
          </table:table-cell>
          <table:table-cell table:style-name="ce28" office:value-type="float" office:value="51.33" calcext:value-type="float">
            <text:p>51.33</text:p>
          </table:table-cell>
          <table:table-cell table:style-name="ce28" office:value-type="float" office:value="422955.71" calcext:value-type="float">
            <text:p>422,955.71</text:p>
          </table:table-cell>
          <table:table-cell table:style-name="ce28" office:value-type="float" office:value="8239.93" calcext:value-type="float">
            <text:p>8,239.93</text:p>
          </table:table-cell>
          <table:table-cell table:style-name="ce24" office:value-type="string" calcext:value-type="string">
            <text:p>yellow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4</text:p>
          </table:table-cell>
          <table:table-cell table:style-name="ce28" office:value-type="float" office:value="10" calcext:value-type="float">
            <text:p>10.00</text:p>
          </table:table-cell>
          <table:table-cell table:style-name="ce29" office:value-type="date" office:date-value="2010-01-10" calcext:value-type="date">
            <text:p>10/01/2010</text:p>
          </table:table-cell>
          <table:table-cell table:style-name="ce28" office:value-type="float" office:value="83.58" calcext:value-type="float">
            <text:p>83.58</text:p>
          </table:table-cell>
          <table:table-cell table:style-name="ce28" office:value-type="float" office:value="372950.9" calcext:value-type="float">
            <text:p>372,950.90</text:p>
          </table:table-cell>
          <table:table-cell table:style-name="ce28" office:value-type="float" office:value="4462.2" calcext:value-type="float">
            <text:p>4,462.20</text:p>
          </table:table-cell>
          <table:table-cell table:style-name="ce24" office:value-type="string" calcext:value-type="string">
            <text:p>black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16</text:p>
          </table:table-cell>
          <table:table-cell table:style-name="ce28" office:value-type="float" office:value="22" calcext:value-type="float">
            <text:p>22.00</text:p>
          </table:table-cell>
          <table:table-cell table:style-name="ce29" office:value-type="date" office:date-value="2010-01-22" calcext:value-type="date">
            <text:p>22/01/2010</text:p>
          </table:table-cell>
          <table:table-cell table:style-name="ce28" office:value-type="float" office:value="33.06" calcext:value-type="float">
            <text:p>33.06</text:p>
          </table:table-cell>
          <table:table-cell table:style-name="ce28" office:value-type="float" office:value="281118.11" calcext:value-type="float">
            <text:p>281,118.11</text:p>
          </table:table-cell>
          <table:table-cell table:style-name="ce28" office:value-type="float" office:value="8503.27" calcext:value-type="float">
            <text:p>8,503.27</text:p>
          </table:table-cell>
          <table:table-cell table:style-name="ce24" office:value-type="string" calcext:value-type="string">
            <text:p>yellow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17</text:p>
          </table:table-cell>
          <table:table-cell table:style-name="ce28" office:value-type="float" office:value="24" calcext:value-type="float">
            <text:p>24.00</text:p>
          </table:table-cell>
          <table:table-cell table:style-name="ce29" office:value-type="date" office:date-value="2010-01-24" calcext:value-type="date">
            <text:p>24/01/2010</text:p>
          </table:table-cell>
          <table:table-cell table:style-name="ce28" office:value-type="float" office:value="61.22" calcext:value-type="float">
            <text:p>61.22</text:p>
          </table:table-cell>
          <table:table-cell table:style-name="ce28" office:value-type="float" office:value="352779.19" calcext:value-type="float">
            <text:p>352,779.19</text:p>
          </table:table-cell>
          <table:table-cell table:style-name="ce28" office:value-type="float" office:value="5762.48" calcext:value-type="float">
            <text:p>5,762.48</text:p>
          </table:table-cell>
          <table:table-cell table:style-name="ce24" office:value-type="string" calcext:value-type="string">
            <text:p>black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18</text:p>
          </table:table-cell>
          <table:table-cell table:style-name="ce28" office:value-type="float" office:value="25" calcext:value-type="float">
            <text:p>25.00</text:p>
          </table:table-cell>
          <table:table-cell table:style-name="ce29" office:value-type="date" office:date-value="2010-01-25" calcext:value-type="date">
            <text:p>25/01/2010</text:p>
          </table:table-cell>
          <table:table-cell table:style-name="ce28" office:value-type="float" office:value="81.16" calcext:value-type="float">
            <text:p>81.16</text:p>
          </table:table-cell>
          <table:table-cell table:style-name="ce28" office:value-type="float" office:value="403985.68" calcext:value-type="float">
            <text:p>403,985.68</text:p>
          </table:table-cell>
          <table:table-cell table:style-name="ce28" office:value-type="float" office:value="4977.65" calcext:value-type="float">
            <text:p>4,977.65</text:p>
          </table:table-cell>
          <table:table-cell table:style-name="ce24" office:value-type="string" calcext:value-type="string">
            <text:p>white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19</text:p>
          </table:table-cell>
          <table:table-cell table:style-name="ce28" office:value-type="float" office:value="27" calcext:value-type="float">
            <text:p>27.00</text:p>
          </table:table-cell>
          <table:table-cell table:style-name="ce29" office:value-type="date" office:date-value="2010-01-27" calcext:value-type="date">
            <text:p>27/01/2010</text:p>
          </table:table-cell>
          <table:table-cell table:style-name="ce28" office:value-type="float" office:value="78.16" calcext:value-type="float">
            <text:p>78.16</text:p>
          </table:table-cell>
          <table:table-cell table:style-name="ce28" office:value-type="float" office:value="410101.03" calcext:value-type="float">
            <text:p>410,101.03</text:p>
          </table:table-cell>
          <table:table-cell table:style-name="ce28" office:value-type="float" office:value="5246.94" calcext:value-type="float">
            <text:p>5,246.94</text:p>
          </table:table-cell>
          <table:table-cell table:style-name="ce24" office:value-type="string" calcext:value-type="string">
            <text:p>black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20</text:p>
          </table:table-cell>
          <table:table-cell table:style-name="ce28" office:value-type="float" office:value="28" calcext:value-type="float">
            <text:p>28.00</text:p>
          </table:table-cell>
          <table:table-cell table:style-name="ce29" office:value-type="date" office:date-value="2010-01-28" calcext:value-type="date">
            <text:p>28/01/2010</text:p>
          </table:table-cell>
          <table:table-cell table:style-name="ce28" office:value-type="float" office:value="73.66" calcext:value-type="float">
            <text:p>73.66</text:p>
          </table:table-cell>
          <table:table-cell table:style-name="ce28" office:value-type="float" office:value="323727.84" calcext:value-type="float">
            <text:p>323,727.84</text:p>
          </table:table-cell>
          <table:table-cell table:style-name="ce28" office:value-type="float" office:value="4394.89" calcext:value-type="float">
            <text:p>4,394.89</text:p>
          </table:table-cell>
          <table:table-cell table:style-name="ce24" office:value-type="string" calcext:value-type="string">
            <text:p>yellow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21</text:p>
          </table:table-cell>
          <table:table-cell table:style-name="ce28" office:value-type="float" office:value="29" calcext:value-type="float">
            <text:p>29.00</text:p>
          </table:table-cell>
          <table:table-cell table:style-name="ce29" office:value-type="date" office:date-value="2010-01-29" calcext:value-type="date">
            <text:p>29/01/2010</text:p>
          </table:table-cell>
          <table:table-cell table:style-name="ce28" office:value-type="float" office:value="94.68" calcext:value-type="float">
            <text:p>94.68</text:p>
          </table:table-cell>
          <table:table-cell table:style-name="ce28" office:value-type="float" office:value="548623.75" calcext:value-type="float">
            <text:p>548,623.75</text:p>
          </table:table-cell>
          <table:table-cell table:style-name="ce28" office:value-type="float" office:value="5794.51" calcext:value-type="float">
            <text:p>5,794.51</text:p>
          </table:table-cell>
          <table:table-cell table:style-name="ce24" office:value-type="string" calcext:value-type="string">
            <text:p>pink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22</text:p>
          </table:table-cell>
          <table:table-cell table:style-name="ce28" office:value-type="float" office:value="30" calcext:value-type="float">
            <text:p>30.00</text:p>
          </table:table-cell>
          <table:table-cell table:style-name="ce29" office:value-type="date" office:date-value="2010-01-30" calcext:value-type="date">
            <text:p>30/01/2010</text:p>
          </table:table-cell>
          <table:table-cell table:style-name="ce28" office:value-type="float" office:value="71.55" calcext:value-type="float">
            <text:p>71.55</text:p>
          </table:table-cell>
          <table:table-cell table:style-name="ce28" office:value-type="float" office:value="413429.91" calcext:value-type="float">
            <text:p>413,429.91</text:p>
          </table:table-cell>
          <table:table-cell table:style-name="ce28" office:value-type="float" office:value="5778.2" calcext:value-type="float">
            <text:p>5,778.20</text:p>
          </table:table-cell>
          <table:table-cell table:style-name="ce24" office:value-type="string" calcext:value-type="string">
            <text:p>pink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1</text:p>
          </table:table-cell>
          <table:table-cell table:style-name="ce28" office:value-type="float" office:value="31" calcext:value-type="float">
            <text:p>31.00</text:p>
          </table:table-cell>
          <table:table-cell table:style-name="ce29" office:value-type="date" office:date-value="2010-01-31" calcext:value-type="date">
            <text:p>31/01/2010</text:p>
          </table:table-cell>
          <table:table-cell table:style-name="ce28" office:value-type="float" office:value="80.52" calcext:value-type="float">
            <text:p>80.52</text:p>
          </table:table-cell>
          <table:table-cell table:style-name="ce28" office:value-type="float" office:value="324537.82" calcext:value-type="float">
            <text:p>324,537.82</text:p>
          </table:table-cell>
          <table:table-cell table:style-name="ce28" office:value-type="float" office:value="4030.52" calcext:value-type="float">
            <text:p>4,030.52</text:p>
          </table:table-cell>
          <table:table-cell table:style-name="ce24" office:value-type="string" calcext:value-type="string">
            <text:p>blue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2</text:p>
          </table:table-cell>
          <table:table-cell table:style-name="ce28" office:value-type="float" office:value="32" calcext:value-type="float">
            <text:p>32.00</text:p>
          </table:table-cell>
          <table:table-cell table:style-name="ce29" office:value-type="date" office:date-value="2010-02-01" calcext:value-type="date">
            <text:p>01/02/2010</text:p>
          </table:table-cell>
          <table:table-cell table:style-name="ce28" office:value-type="float" office:value="92.71" calcext:value-type="float">
            <text:p>92.71</text:p>
          </table:table-cell>
          <table:table-cell table:style-name="ce28" office:value-type="float" office:value="473075.07" calcext:value-type="float">
            <text:p>473,075.07</text:p>
          </table:table-cell>
          <table:table-cell table:style-name="ce28" office:value-type="float" office:value="5102.74" calcext:value-type="float">
            <text:p>5,102.74</text:p>
          </table:table-cell>
          <table:table-cell table:style-name="ce24" office:value-type="string" calcext:value-type="string">
            <text:p>black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3</text:p>
          </table:table-cell>
          <table:table-cell table:style-name="ce28" office:value-type="float" office:value="33" calcext:value-type="float">
            <text:p>33.00</text:p>
          </table:table-cell>
          <table:table-cell table:style-name="ce29" office:value-type="date" office:date-value="2010-02-02" calcext:value-type="date">
            <text:p>02/02/2010</text:p>
          </table:table-cell>
          <table:table-cell table:style-name="ce28" office:value-type="float" office:value="58.86" calcext:value-type="float">
            <text:p>58.86</text:p>
          </table:table-cell>
          <table:table-cell table:style-name="ce28" office:value-type="float" office:value="339724.62" calcext:value-type="float">
            <text:p>339,724.62</text:p>
          </table:table-cell>
          <table:table-cell table:style-name="ce28" office:value-type="float" office:value="5771.74" calcext:value-type="float">
            <text:p>5,771.74</text:p>
          </table:table-cell>
          <table:table-cell table:style-name="ce24" office:value-type="string" calcext:value-type="string">
            <text:p>blue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4</text:p>
          </table:table-cell>
          <table:table-cell table:style-name="ce28" office:value-type="float" office:value="34" calcext:value-type="float">
            <text:p>34.00</text:p>
          </table:table-cell>
          <table:table-cell table:style-name="ce29" office:value-type="date" office:date-value="2010-02-03" calcext:value-type="date">
            <text:p>03/02/2010</text:p>
          </table:table-cell>
          <table:table-cell table:style-name="ce28" office:value-type="float" office:value="70.17" calcext:value-type="float">
            <text:p>70.17</text:p>
          </table:table-cell>
          <table:table-cell table:style-name="ce28" office:value-type="float" office:value="443233.11" calcext:value-type="float">
            <text:p>443,233.11</text:p>
          </table:table-cell>
          <table:table-cell table:style-name="ce28" office:value-type="float" office:value="6316.56" calcext:value-type="float">
            <text:p>6,316.56</text:p>
          </table:table-cell>
          <table:table-cell table:style-name="ce24" office:value-type="string" calcext:value-type="string">
            <text:p>pink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5</text:p>
          </table:table-cell>
          <table:table-cell table:style-name="ce28" office:value-type="float" office:value="35" calcext:value-type="float">
            <text:p>35.00</text:p>
          </table:table-cell>
          <table:table-cell table:style-name="ce29" office:value-type="date" office:date-value="2010-02-04" calcext:value-type="date">
            <text:p>04/02/2010</text:p>
          </table:table-cell>
          <table:table-cell table:style-name="ce28" office:value-type="float" office:value="82.71" calcext:value-type="float">
            <text:p>82.71</text:p>
          </table:table-cell>
          <table:table-cell table:style-name="ce28" office:value-type="float" office:value="426391.14" calcext:value-type="float">
            <text:p>426,391.14</text:p>
          </table:table-cell>
          <table:table-cell table:style-name="ce28" office:value-type="float" office:value="5155.25" calcext:value-type="float">
            <text:p>5,155.25</text:p>
          </table:table-cell>
          <table:table-cell table:style-name="ce24" office:value-type="string" calcext:value-type="string">
            <text:p>black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6</text:p>
          </table:table-cell>
          <table:table-cell table:style-name="ce28" office:value-type="float" office:value="36" calcext:value-type="float">
            <text:p>36.00</text:p>
          </table:table-cell>
          <table:table-cell table:style-name="ce29" office:value-type="date" office:date-value="2010-02-05" calcext:value-type="date">
            <text:p>05/02/2010</text:p>
          </table:table-cell>
          <table:table-cell table:style-name="ce28" office:value-type="float" office:value="60.89" calcext:value-type="float">
            <text:p>60.89</text:p>
          </table:table-cell>
          <table:table-cell table:style-name="ce28" office:value-type="float" office:value="425907.85" calcext:value-type="float">
            <text:p>425,907.85</text:p>
          </table:table-cell>
          <table:table-cell table:style-name="ce28" office:value-type="float" office:value="6994.71" calcext:value-type="float">
            <text:p>6,994.71</text:p>
          </table:table-cell>
          <table:table-cell table:style-name="ce24" office:value-type="string" calcext:value-type="string">
            <text:p>blue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7</text:p>
          </table:table-cell>
          <table:table-cell table:style-name="ce28" office:value-type="float" office:value="37" calcext:value-type="float">
            <text:p>37.00</text:p>
          </table:table-cell>
          <table:table-cell table:style-name="ce29" office:value-type="date" office:date-value="2010-02-06" calcext:value-type="date">
            <text:p>06/02/2010</text:p>
          </table:table-cell>
          <table:table-cell table:style-name="ce28" office:value-type="float" office:value="64.22" calcext:value-type="float">
            <text:p>64.22</text:p>
          </table:table-cell>
          <table:table-cell table:style-name="ce28" office:value-type="float" office:value="444124.57" calcext:value-type="float">
            <text:p>444,124.57</text:p>
          </table:table-cell>
          <table:table-cell table:style-name="ce28" office:value-type="float" office:value="6915.67" calcext:value-type="float">
            <text:p>6,915.67</text:p>
          </table:table-cell>
          <table:table-cell table:style-name="ce24" office:value-type="string" calcext:value-type="string">
            <text:p>blue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8</text:p>
          </table:table-cell>
          <table:table-cell table:style-name="ce28" office:value-type="float" office:value="38" calcext:value-type="float">
            <text:p>38.00</text:p>
          </table:table-cell>
          <table:table-cell table:style-name="ce29" office:value-type="date" office:date-value="2010-02-07" calcext:value-type="date">
            <text:p>07/02/2010</text:p>
          </table:table-cell>
          <table:table-cell table:style-name="ce28" office:value-type="float" office:value="68.32" calcext:value-type="float">
            <text:p>68.32</text:p>
          </table:table-cell>
          <table:table-cell table:style-name="ce28" office:value-type="float" office:value="353874.01" calcext:value-type="float">
            <text:p>353,874.01</text:p>
          </table:table-cell>
          <table:table-cell table:style-name="ce28" office:value-type="float" office:value="5179.65" calcext:value-type="float">
            <text:p>5,179.65</text:p>
          </table:table-cell>
          <table:table-cell table:style-name="ce24" office:value-type="string" calcext:value-type="string">
            <text:p>brown</text:p>
          </table:table-cell>
          <table:table-cell table:number-columns-repeated="57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(empty)" table:style-name="ta3">
        <table:table-column table:style-name="co1" table:number-columns-repeated="64" table:default-cell-style-name="Default"/>
        <table:table-row table:style-name="ro1">
          <table:table-cell table:number-columns-repeated="64"/>
        </table:table-row>
      </table:table>
      <table:table table:name="Sheet4" table:style-name="ta9">
        <office:forms form:automatic-focus="false" form:apply-design-mode="false"/>
        <table:table-column table:style-name="co7" table:default-cell-style-name="ce24"/>
        <table:table-column table:style-name="co8" table:default-cell-style-name="Default"/>
        <table:table-column table:style-name="co11" table:default-cell-style-name="ce24"/>
        <table:table-column table:style-name="co12" table:default-cell-style-name="ce24"/>
        <table:table-column table:style-name="co1" table:number-columns-repeated="60" table:default-cell-style-name="Default"/>
        <table:table-row table:style-name="ro2">
          <table:table-cell table:style-name="ce7" office:value-type="string" calcext:value-type="string">
            <text:p>cena nier</text:p>
          </table:table-cell>
          <table:table-cell table:style-name="ce7" office:value-type="string" calcext:value-type="string">
            <text:p>pow</text:p>
          </table:table-cell>
          <table:table-cell table:style-name="ce7" office:value-type="string" calcext:value-type="string">
            <text:p>cena metra</text:p>
          </table:table-cell>
          <table:table-cell table:style-name="ce7" office:value-type="string" calcext:value-type="string">
            <text:p>data transakcji</text:p>
          </table:table-cell>
          <table:table-cell table:style-name="ce7" office:value-type="string" calcext:value-type="string">
            <text:p>text</text:p>
          </table:table-cell>
          <table:table-cell table:number-columns-repeated="59"/>
        </table:table-row>
        <table:table-row table:style-name="ro2">
          <table:table-cell table:style-name="ce31" office:value-type="float" office:value="200000" calcext:value-type="float">
            <text:p>200000</text:p>
          </table:table-cell>
          <table:table-cell table:style-name="ce31" office:value-type="float" office:value="51" calcext:value-type="float">
            <text:p>51</text:p>
          </table:table-cell>
          <table:table-cell table:style-name="ce31" table:formula="of:=[.A2]/[.B2]" office:value-type="float" office:value="3921.5686274537" calcext:value-type="float">
            <text:p>3921,5686274537</text:p>
          </table:table-cell>
          <table:table-cell table:style-name="ce9" office:value-type="date" office:date-value="2012-02-02" calcext:value-type="date">
            <text:p>2012-02-02</text:p>
          </table:table-cell>
          <table:table-cell table:style-name="ce7" office:value-type="string" calcext:value-type="string">
            <text:p>a</text:p>
          </table:table-cell>
          <table:table-cell table:number-columns-repeated="59"/>
        </table:table-row>
        <table:table-row table:style-name="ro2">
          <table:table-cell table:style-name="ce31" office:value-type="float" office:value="200001" calcext:value-type="float">
            <text:p>200001</text:p>
          </table:table-cell>
          <table:table-cell table:style-name="ce31" office:value-type="float" office:value="52" calcext:value-type="float">
            <text:p>52</text:p>
          </table:table-cell>
          <table:table-cell table:style-name="ce31" table:formula="of:=[.A3]/[.B3]" office:value-type="float" office:value="3846.1730769213" calcext:value-type="float">
            <text:p>3846,1730769213</text:p>
          </table:table-cell>
          <table:table-cell table:style-name="ce9"/>
          <table:table-cell table:style-name="ce7" office:value-type="string" calcext:value-type="string">
            <text:p>b</text:p>
          </table:table-cell>
          <table:table-cell table:number-columns-repeated="59"/>
        </table:table-row>
        <table:table-row table:style-name="ro2">
          <table:table-cell table:style-name="ce31" office:value-type="float" office:value="200002" calcext:value-type="float">
            <text:p>200002</text:p>
          </table:table-cell>
          <table:table-cell table:style-name="ce31" office:value-type="float" office:value="53" calcext:value-type="float">
            <text:p>53</text:p>
          </table:table-cell>
          <table:table-cell table:style-name="ce31" table:formula="of:=[.A4]/[.B4]" office:value-type="float" office:value="3773.62264150463" calcext:value-type="float">
            <text:p>3773,62264150463</text:p>
          </table:table-cell>
          <table:table-cell table:style-name="ce9" office:value-type="date" office:date-value="2012-02-04" calcext:value-type="date">
            <text:p>2012-02-04</text:p>
          </table:table-cell>
          <table:table-cell table:style-name="ce7" office:value-type="string" calcext:value-type="string">
            <text:p>b</text:p>
          </table:table-cell>
          <table:table-cell table:number-columns-repeated="59"/>
        </table:table-row>
        <table:table-row table:style-name="ro2">
          <table:table-cell table:style-name="ce31" office:value-type="float" office:value="200003" calcext:value-type="float">
            <text:p>200003</text:p>
          </table:table-cell>
          <table:table-cell table:style-name="ce31" office:value-type="float" office:value="54" calcext:value-type="float">
            <text:p>54</text:p>
          </table:table-cell>
          <table:table-cell table:style-name="ce31" table:formula="of:=[.A5]/[.B5]" office:value-type="float" office:value="3703.75925925926" calcext:value-type="float">
            <text:p>3703,75925925926</text:p>
          </table:table-cell>
          <table:table-cell table:style-name="ce9" office:value-type="date" office:date-value="2012-02-05" calcext:value-type="date">
            <text:p>2012-02-05</text:p>
          </table:table-cell>
          <table:table-cell table:style-name="ce7" office:value-type="string" calcext:value-type="string">
            <text:p>c</text:p>
          </table:table-cell>
          <table:table-cell table:number-columns-repeated="59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5" table:style-name="ta5">
        <office:forms form:automatic-focus="false" form:apply-design-mode="false"/>
        <table:table-column table:style-name="co1" table:number-columns-repeated="8" table:default-cell-style-name="Default"/>
        <table:table-column table:style-name="co9" table:default-cell-style-name="ce26"/>
        <table:table-column table:style-name="co1" table:number-columns-repeated="55" table:default-cell-style-name="Default"/>
        <table:table-row table:style-name="ro1">
          <table:table-cell table:style-name="ce24" office:value-type="string" calcext:value-type="string">
            <text:p>name</text:p>
          </table:table-cell>
          <table:table-cell table:style-name="ce33" office:value-type="string" calcext:value-type="string">
            <text:p>date</text:p>
          </table:table-cell>
          <table:table-cell table:style-name="ce33" office:value-type="string" calcext:value-type="string">
            <text:p>mass (kg)</text:p>
          </table:table-cell>
          <table:table-cell table:style-name="ce33" office:value-type="string" calcext:value-type="string">
            <text:p>height</text:p>
          </table:table-cell>
          <table:table-cell table:style-name="ce36" table:number-columns-repeated="8"/>
          <table:table-cell table:number-columns-repeated="52"/>
        </table:table-row>
        <table:table-row table:style-name="ro1">
          <table:table-cell/>
          <table:table-cell table:style-name="ce34" office:value-type="date" office:date-value="1970-01-01" calcext:value-type="date">
            <text:p>1.01.1970</text:p>
          </table:table-cell>
          <table:table-cell table:style-name="ce36" office:value-type="float" office:value="52.21" calcext:value-type="float">
            <text:p>52.21</text:p>
          </table:table-cell>
          <table:table-cell table:style-name="ce36" office:value-type="float" office:value="1.47" calcext:value-type="float">
            <text:p>1.47</text:p>
          </table:table-cell>
          <table:table-cell table:style-name="ce34" office:value-type="date" office:date-value="1970-01-01" calcext:value-type="date">
            <text:p>1.01.1970</text:p>
          </table:table-cell>
          <table:table-cell table:style-name="ce24" table:formula="of:=DAYS([.B2];[.$E$2])" office:value-type="float" office:value="0" calcext:value-type="float">
            <text:p>0</text:p>
          </table:table-cell>
          <table:table-cell table:style-name="ce36" office:value-type="string" calcext:value-type="string">
            <text:p>Sx</text:p>
          </table:table-cell>
          <table:table-cell table:style-name="ce36" table:formula="of:=SUM([.F2:.F16])" office:value-type="float" office:value="105" calcext:value-type="float">
            <text:p>105</text:p>
          </table:table-cell>
          <table:table-cell table:style-name="ce36" table:formula="of:=SUM([.D2:.D16])" office:value-type="float" office:value="24.76" calcext:value-type="float">
            <text:p>24.76</text:p>
          </table:table-cell>
          <table:table-cell table:style-name="ce36" table:formula="of:=[.F2]*[.F2]" office:value-type="float" office:value="0" calcext:value-type="float">
            <text:p>0</text:p>
          </table:table-cell>
          <table:table-cell table:style-name="ce36" table:formula="of:=[.C2]*[.C2]" office:value-type="float" office:value="2725.8841" calcext:value-type="float">
            <text:p>2725.8841</text:p>
          </table:table-cell>
          <table:table-cell table:style-name="ce36" table:formula="of:=[.F2]*[.C2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2]+1" office:value-type="date" office:date-value="1970-01-02" calcext:value-type="date">
            <text:p>02/01/70</text:p>
          </table:table-cell>
          <table:table-cell table:style-name="ce36" office:value-type="float" office:value="53.12" calcext:value-type="float">
            <text:p>53.12</text:p>
          </table:table-cell>
          <table:table-cell table:style-name="ce36" office:value-type="float" office:value="1.5" calcext:value-type="float">
            <text:p>1.5</text:p>
          </table:table-cell>
          <table:table-cell table:style-name="ce36"/>
          <table:table-cell table:style-name="ce24" table:formula="of:=DAYS([.B3];[.$E$2])" office:value-type="float" office:value="1" calcext:value-type="float">
            <text:p>1</text:p>
          </table:table-cell>
          <table:table-cell table:style-name="ce36" office:value-type="string" calcext:value-type="string">
            <text:p>Sy</text:p>
          </table:table-cell>
          <table:table-cell table:style-name="ce36" table:formula="of:=SUM([.C2:.C16])" office:value-type="float" office:value="931.17" calcext:value-type="float">
            <text:p>931.17</text:p>
          </table:table-cell>
          <table:table-cell table:style-name="ce36" table:formula="of:=SUM([.C2:.C16])" office:value-type="float" office:value="931.17" calcext:value-type="float">
            <text:p>931.17</text:p>
          </table:table-cell>
          <table:table-cell table:style-name="ce36" table:formula="of:=[.F3]*[.F3]" office:value-type="float" office:value="1" calcext:value-type="float">
            <text:p>1</text:p>
          </table:table-cell>
          <table:table-cell table:style-name="ce36" table:formula="of:=[.C3]*[.C3]" office:value-type="float" office:value="2821.7344" calcext:value-type="float">
            <text:p>2821.7344</text:p>
          </table:table-cell>
          <table:table-cell table:style-name="ce36" table:formula="of:=[.F3]*[.C3]" office:value-type="float" office:value="53.12" calcext:value-type="float">
            <text:p>53.12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3]+1" office:value-type="date" office:date-value="1970-01-03" calcext:value-type="date">
            <text:p>03/01/70</text:p>
          </table:table-cell>
          <table:table-cell table:style-name="ce36" office:value-type="float" office:value="54.48" calcext:value-type="float">
            <text:p>54.48</text:p>
          </table:table-cell>
          <table:table-cell table:style-name="ce36" office:value-type="float" office:value="1.52" calcext:value-type="float">
            <text:p>1.52</text:p>
          </table:table-cell>
          <table:table-cell/>
          <table:table-cell table:style-name="ce24" table:formula="of:=DAYS([.B4];[.$E$2])" office:value-type="float" office:value="2" calcext:value-type="float">
            <text:p>2</text:p>
          </table:table-cell>
          <table:table-cell table:style-name="ce24" office:value-type="string" calcext:value-type="string">
            <text:p>Sxx</text:p>
          </table:table-cell>
          <table:table-cell table:style-name="ce24" table:formula="of:=SUM([.J2:.J16])" office:value-type="float" office:value="1015" calcext:value-type="float">
            <text:p>1015</text:p>
          </table:table-cell>
          <table:table-cell table:style-name="ce24" table:formula="of:=SUM([.J18:.J32])" office:value-type="float" office:value="41.0532" calcext:value-type="float">
            <text:p>41.0532</text:p>
          </table:table-cell>
          <table:table-cell table:style-name="ce36" table:formula="of:=[.F4]*[.F4]" office:value-type="float" office:value="4" calcext:value-type="float">
            <text:p>4</text:p>
          </table:table-cell>
          <table:table-cell table:style-name="ce36" table:formula="of:=[.C4]*[.C4]" office:value-type="float" office:value="2968.0704" calcext:value-type="float">
            <text:p>2968.0704</text:p>
          </table:table-cell>
          <table:table-cell table:style-name="ce36" table:formula="of:=[.F4]*[.C4]" office:value-type="float" office:value="108.96" calcext:value-type="float">
            <text:p>108.96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4]+1" office:value-type="date" office:date-value="1970-01-04" calcext:value-type="date">
            <text:p>04/01/70</text:p>
          </table:table-cell>
          <table:table-cell table:style-name="ce36" office:value-type="float" office:value="55.84" calcext:value-type="float">
            <text:p>55.84</text:p>
          </table:table-cell>
          <table:table-cell table:style-name="ce36" office:value-type="float" office:value="1.55" calcext:value-type="float">
            <text:p>1.55</text:p>
          </table:table-cell>
          <table:table-cell/>
          <table:table-cell table:style-name="ce24" table:formula="of:=DAYS([.B5];[.$E$2])" office:value-type="float" office:value="3" calcext:value-type="float">
            <text:p>3</text:p>
          </table:table-cell>
          <table:table-cell table:style-name="ce24" office:value-type="string" calcext:value-type="string">
            <text:p>Syy</text:p>
          </table:table-cell>
          <table:table-cell table:style-name="ce24" table:formula="of:=SUM([.K2:.K16])" office:value-type="float" office:value="58498.5439" calcext:value-type="float">
            <text:p>58498.5439</text:p>
          </table:table-cell>
          <table:table-cell table:style-name="ce24" table:formula="of:=SUM([.K18:.K32])" office:value-type="float" office:value="58498.5439" calcext:value-type="float">
            <text:p>58498.5439</text:p>
          </table:table-cell>
          <table:table-cell table:style-name="ce36" table:formula="of:=[.F5]*[.F5]" office:value-type="float" office:value="9" calcext:value-type="float">
            <text:p>9</text:p>
          </table:table-cell>
          <table:table-cell table:style-name="ce36" table:formula="of:=[.C5]*[.C5]" office:value-type="float" office:value="3118.1056" calcext:value-type="float">
            <text:p>3118.1056</text:p>
          </table:table-cell>
          <table:table-cell table:style-name="ce36" table:formula="of:=[.F5]*[.C5]" office:value-type="float" office:value="167.52" calcext:value-type="float">
            <text:p>167.52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5]+1" office:value-type="date" office:date-value="1970-01-05" calcext:value-type="date">
            <text:p>05/01/70</text:p>
          </table:table-cell>
          <table:table-cell table:style-name="ce36" office:value-type="float" office:value="57.2" calcext:value-type="float">
            <text:p>57.2</text:p>
          </table:table-cell>
          <table:table-cell table:style-name="ce36" office:value-type="float" office:value="1.57" calcext:value-type="float">
            <text:p>1.57</text:p>
          </table:table-cell>
          <table:table-cell/>
          <table:table-cell table:style-name="ce24" table:formula="of:=DAYS([.B6];[.$E$2])" office:value-type="float" office:value="4" calcext:value-type="float">
            <text:p>4</text:p>
          </table:table-cell>
          <table:table-cell table:style-name="ce24" office:value-type="string" calcext:value-type="string">
            <text:p>Sxy</text:p>
          </table:table-cell>
          <table:table-cell table:style-name="ce24" table:formula="of:=SUM([.L2:.L16])" office:value-type="float" office:value="6956.82" calcext:value-type="float">
            <text:p>6956.82</text:p>
          </table:table-cell>
          <table:table-cell table:style-name="ce24" table:formula="of:=SUM([.L18:.L32])" office:value-type="float" office:value="1548.2453" calcext:value-type="float">
            <text:p>1548.2453</text:p>
          </table:table-cell>
          <table:table-cell table:style-name="ce36" table:formula="of:=[.F6]*[.F6]" office:value-type="float" office:value="16" calcext:value-type="float">
            <text:p>16</text:p>
          </table:table-cell>
          <table:table-cell table:style-name="ce36" table:formula="of:=[.C6]*[.C6]" office:value-type="float" office:value="3271.84" calcext:value-type="float">
            <text:p>3271.84</text:p>
          </table:table-cell>
          <table:table-cell table:style-name="ce36" table:formula="of:=[.F6]*[.C6]" office:value-type="float" office:value="228.8" calcext:value-type="float">
            <text:p>228.8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6]+1" office:value-type="date" office:date-value="1970-01-06" calcext:value-type="date">
            <text:p>06/01/70</text:p>
          </table:table-cell>
          <table:table-cell table:style-name="ce36" office:value-type="float" office:value="58.57" calcext:value-type="float">
            <text:p>58.57</text:p>
          </table:table-cell>
          <table:table-cell table:style-name="ce36" office:value-type="float" office:value="1.6" calcext:value-type="float">
            <text:p>1.6</text:p>
          </table:table-cell>
          <table:table-cell/>
          <table:table-cell table:style-name="ce24" table:formula="of:=DAYS([.B7];[.$E$2])" office:value-type="float" office:value="5" calcext:value-type="float">
            <text:p>5</text:p>
          </table:table-cell>
          <table:table-cell table:style-name="ce24" office:value-type="string" calcext:value-type="string">
            <text:p>n</text:p>
          </table:table-cell>
          <table:table-cell table:number-columns-repeated="2" table:style-name="ce24" office:value-type="float" office:value="15" calcext:value-type="float">
            <text:p>15</text:p>
          </table:table-cell>
          <table:table-cell table:style-name="ce36" table:formula="of:=[.F7]*[.F7]" office:value-type="float" office:value="25" calcext:value-type="float">
            <text:p>25</text:p>
          </table:table-cell>
          <table:table-cell table:style-name="ce36" table:formula="of:=[.C7]*[.C7]" office:value-type="float" office:value="3430.4449" calcext:value-type="float">
            <text:p>3430.4449</text:p>
          </table:table-cell>
          <table:table-cell table:style-name="ce36" table:formula="of:=[.F7]*[.C7]" office:value-type="float" office:value="292.85" calcext:value-type="float">
            <text:p>292.85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7]+1" office:value-type="date" office:date-value="1970-01-07" calcext:value-type="date">
            <text:p>07/01/70</text:p>
          </table:table-cell>
          <table:table-cell table:style-name="ce36" office:value-type="float" office:value="59.93" calcext:value-type="float">
            <text:p>59.93</text:p>
          </table:table-cell>
          <table:table-cell table:style-name="ce36" office:value-type="float" office:value="1.63" calcext:value-type="float">
            <text:p>1.63</text:p>
          </table:table-cell>
          <table:table-cell/>
          <table:table-cell table:style-name="ce24" table:formula="of:=DAYS([.B8];[.$E$2])" office:value-type="float" office:value="6" calcext:value-type="float">
            <text:p>6</text:p>
          </table:table-cell>
          <table:table-cell table:style-name="ce24" office:value-type="string" calcext:value-type="string">
            <text:p>a (beta w wiki)</text:p>
          </table:table-cell>
          <table:table-cell table:style-name="ce24" table:formula="of:=([.H7]*[.H6]-[.H2]*[.H3])/([.H7]*[.H4]-[.H2]*[.H2])" office:value-type="float" office:value="1.56653571428571" calcext:value-type="float">
            <text:p>1.56653571428571</text:p>
          </table:table-cell>
          <table:table-cell table:style-name="ce24" table:formula="of:=([.I7]*[.I6]-[.I2]*[.I3])/([.I7]*[.I4]-[.I2]*[.I2])" office:value-type="float" office:value="61.2721865421088" calcext:value-type="float">
            <text:p>61.2721865421088</text:p>
          </table:table-cell>
          <table:table-cell table:style-name="ce36" table:formula="of:=[.F8]*[.F8]" office:value-type="float" office:value="36" calcext:value-type="float">
            <text:p>36</text:p>
          </table:table-cell>
          <table:table-cell table:style-name="ce36" table:formula="of:=[.C8]*[.C8]" office:value-type="float" office:value="3591.6049" calcext:value-type="float">
            <text:p>3591.6049</text:p>
          </table:table-cell>
          <table:table-cell table:style-name="ce36" table:formula="of:=[.F8]*[.C8]" office:value-type="float" office:value="359.58" calcext:value-type="float">
            <text:p>359.58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8]+1" office:value-type="date" office:date-value="1970-01-08" calcext:value-type="date">
            <text:p>08/01/70</text:p>
          </table:table-cell>
          <table:table-cell table:style-name="ce36" office:value-type="float" office:value="61.29" calcext:value-type="float">
            <text:p>61.29</text:p>
          </table:table-cell>
          <table:table-cell table:style-name="ce36" office:value-type="float" office:value="1.65" calcext:value-type="float">
            <text:p>1.65</text:p>
          </table:table-cell>
          <table:table-cell/>
          <table:table-cell table:style-name="ce24" table:formula="of:=DAYS([.B9];[.$E$2])" office:value-type="float" office:value="7" calcext:value-type="float">
            <text:p>7</text:p>
          </table:table-cell>
          <table:table-cell table:style-name="ce24" office:value-type="string" calcext:value-type="string">
            <text:p>b (alfa w wiki)</text:p>
          </table:table-cell>
          <table:table-cell table:style-name="ce24" table:formula="of:=1/[.H7]*[.H3]-[.H8]*1/[.H7]*[.H2]" office:value-type="float" office:value="51.11225" calcext:value-type="float">
            <text:p>51.11225</text:p>
          </table:table-cell>
          <table:table-cell table:style-name="ce24" table:formula="of:=1/[.I7]*[.I3]-[.I8]*1/[.I7]*[.I2]" office:value-type="float" office:value="-39.0619559188409" calcext:value-type="float">
            <text:p>-39.0619559188409</text:p>
          </table:table-cell>
          <table:table-cell table:style-name="ce36" table:formula="of:=[.F9]*[.F9]" office:value-type="float" office:value="49" calcext:value-type="float">
            <text:p>49</text:p>
          </table:table-cell>
          <table:table-cell table:style-name="ce36" table:formula="of:=[.C9]*[.C9]" office:value-type="float" office:value="3756.4641" calcext:value-type="float">
            <text:p>3756.4641</text:p>
          </table:table-cell>
          <table:table-cell table:style-name="ce36" table:formula="of:=[.F9]*[.C9]" office:value-type="float" office:value="429.03" calcext:value-type="float">
            <text:p>429.03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9]+1" office:value-type="date" office:date-value="1970-01-09" calcext:value-type="date">
            <text:p>09/01/70</text:p>
          </table:table-cell>
          <table:table-cell table:style-name="ce36" office:value-type="float" office:value="63.11" calcext:value-type="float">
            <text:p>63.11</text:p>
          </table:table-cell>
          <table:table-cell table:style-name="ce36" office:value-type="float" office:value="1.68" calcext:value-type="float">
            <text:p>1.68</text:p>
          </table:table-cell>
          <table:table-cell/>
          <table:table-cell table:style-name="ce24" table:formula="of:=DAYS([.B10];[.$E$2])" office:value-type="float" office:value="8" calcext:value-type="float">
            <text:p>8</text:p>
          </table:table-cell>
          <table:table-cell table:number-columns-repeated="3"/>
          <table:table-cell table:style-name="ce36" table:formula="of:=[.F10]*[.F10]" office:value-type="float" office:value="64" calcext:value-type="float">
            <text:p>64</text:p>
          </table:table-cell>
          <table:table-cell table:style-name="ce36" table:formula="of:=[.C10]*[.C10]" office:value-type="float" office:value="3982.8721" calcext:value-type="float">
            <text:p>3982.8721</text:p>
          </table:table-cell>
          <table:table-cell table:style-name="ce36" table:formula="of:=[.F10]*[.C10]" office:value-type="float" office:value="504.88" calcext:value-type="float">
            <text:p>504.88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10]+1" office:value-type="date" office:date-value="1970-01-10" calcext:value-type="date">
            <text:p>10/01/70</text:p>
          </table:table-cell>
          <table:table-cell table:style-name="ce36" office:value-type="float" office:value="64.47" calcext:value-type="float">
            <text:p>64.47</text:p>
          </table:table-cell>
          <table:table-cell table:style-name="ce36" office:value-type="float" office:value="1.7" calcext:value-type="float">
            <text:p>1.7</text:p>
          </table:table-cell>
          <table:table-cell/>
          <table:table-cell table:style-name="ce24" table:formula="of:=DAYS([.B11];[.$E$2])" office:value-type="float" office:value="9" calcext:value-type="float">
            <text:p>9</text:p>
          </table:table-cell>
          <table:table-cell/>
          <table:table-cell table:style-name="ce24" office:value-type="string" calcext:value-type="string">
            <text:p>y=ax+b</text:p>
          </table:table-cell>
          <table:table-cell/>
          <table:table-cell table:style-name="ce36" table:formula="of:=[.F11]*[.F11]" office:value-type="float" office:value="81" calcext:value-type="float">
            <text:p>81</text:p>
          </table:table-cell>
          <table:table-cell table:style-name="ce36" table:formula="of:=[.C11]*[.C11]" office:value-type="float" office:value="4156.3809" calcext:value-type="float">
            <text:p>4156.3809</text:p>
          </table:table-cell>
          <table:table-cell table:style-name="ce36" table:formula="of:=[.F11]*[.C11]" office:value-type="float" office:value="580.23" calcext:value-type="float">
            <text:p>580.23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11]+1" office:value-type="date" office:date-value="1970-01-11" calcext:value-type="date">
            <text:p>11/01/70</text:p>
          </table:table-cell>
          <table:table-cell table:style-name="ce36" office:value-type="float" office:value="66.28" calcext:value-type="float">
            <text:p>66.28</text:p>
          </table:table-cell>
          <table:table-cell table:style-name="ce36" office:value-type="float" office:value="1.73" calcext:value-type="float">
            <text:p>1.73</text:p>
          </table:table-cell>
          <table:table-cell/>
          <table:table-cell table:style-name="ce24" table:formula="of:=DAYS([.B12];[.$E$2])" office:value-type="float" office:value="10" calcext:value-type="float">
            <text:p>10</text:p>
          </table:table-cell>
          <table:table-cell table:number-columns-repeated="3"/>
          <table:table-cell table:style-name="ce36" table:formula="of:=[.F12]*[.F12]" office:value-type="float" office:value="100" calcext:value-type="float">
            <text:p>100</text:p>
          </table:table-cell>
          <table:table-cell table:style-name="ce36" table:formula="of:=[.C12]*[.C12]" office:value-type="float" office:value="4393.0384" calcext:value-type="float">
            <text:p>4393.0384</text:p>
          </table:table-cell>
          <table:table-cell table:style-name="ce36" table:formula="of:=[.F12]*[.C12]" office:value-type="float" office:value="662.8" calcext:value-type="float">
            <text:p>662.8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12]+1" office:value-type="date" office:date-value="1970-01-12" calcext:value-type="date">
            <text:p>12/01/70</text:p>
          </table:table-cell>
          <table:table-cell table:style-name="ce36" office:value-type="float" office:value="68.1" calcext:value-type="float">
            <text:p>68.1</text:p>
          </table:table-cell>
          <table:table-cell table:style-name="ce36" office:value-type="float" office:value="1.75" calcext:value-type="float">
            <text:p>1.75</text:p>
          </table:table-cell>
          <table:table-cell/>
          <table:table-cell table:style-name="ce24" table:formula="of:=DAYS([.B13];[.$E$2])" office:value-type="float" office:value="11" calcext:value-type="float">
            <text:p>11</text:p>
          </table:table-cell>
          <table:table-cell table:number-columns-repeated="3"/>
          <table:table-cell table:style-name="ce36" table:formula="of:=[.F13]*[.F13]" office:value-type="float" office:value="121" calcext:value-type="float">
            <text:p>121</text:p>
          </table:table-cell>
          <table:table-cell table:style-name="ce36" table:formula="of:=[.C13]*[.C13]" office:value-type="float" office:value="4637.61" calcext:value-type="float">
            <text:p>4637.61</text:p>
          </table:table-cell>
          <table:table-cell table:style-name="ce36" table:formula="of:=[.F13]*[.C13]" office:value-type="float" office:value="749.1" calcext:value-type="float">
            <text:p>749.1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13]+1" office:value-type="date" office:date-value="1970-01-13" calcext:value-type="date">
            <text:p>13/01/70</text:p>
          </table:table-cell>
          <table:table-cell table:style-name="ce36" office:value-type="float" office:value="69.92" calcext:value-type="float">
            <text:p>69.92</text:p>
          </table:table-cell>
          <table:table-cell table:style-name="ce36" office:value-type="float" office:value="1.78" calcext:value-type="float">
            <text:p>1.78</text:p>
          </table:table-cell>
          <table:table-cell/>
          <table:table-cell table:style-name="ce24" table:formula="of:=DAYS([.B14];[.$E$2])" office:value-type="float" office:value="12" calcext:value-type="float">
            <text:p>12</text:p>
          </table:table-cell>
          <table:table-cell table:number-columns-repeated="3"/>
          <table:table-cell table:style-name="ce36" table:formula="of:=[.F14]*[.F14]" office:value-type="float" office:value="144" calcext:value-type="float">
            <text:p>144</text:p>
          </table:table-cell>
          <table:table-cell table:style-name="ce36" table:formula="of:=[.C14]*[.C14]" office:value-type="float" office:value="4888.8064" calcext:value-type="float">
            <text:p>4888.8064</text:p>
          </table:table-cell>
          <table:table-cell table:style-name="ce36" table:formula="of:=[.F14]*[.C14]" office:value-type="float" office:value="839.04" calcext:value-type="float">
            <text:p>839.04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14]+1" office:value-type="date" office:date-value="1970-01-14" calcext:value-type="date">
            <text:p>14/01/70</text:p>
          </table:table-cell>
          <table:table-cell table:style-name="ce36" office:value-type="float" office:value="72.19" calcext:value-type="float">
            <text:p>72.19</text:p>
          </table:table-cell>
          <table:table-cell table:style-name="ce36" office:value-type="float" office:value="1.8" calcext:value-type="float">
            <text:p>1.8</text:p>
          </table:table-cell>
          <table:table-cell/>
          <table:table-cell table:style-name="ce24" table:formula="of:=DAYS([.B15];[.$E$2])" office:value-type="float" office:value="13" calcext:value-type="float">
            <text:p>13</text:p>
          </table:table-cell>
          <table:table-cell table:number-columns-repeated="3"/>
          <table:table-cell table:style-name="ce36" table:formula="of:=[.F15]*[.F15]" office:value-type="float" office:value="169" calcext:value-type="float">
            <text:p>169</text:p>
          </table:table-cell>
          <table:table-cell table:style-name="ce36" table:formula="of:=[.C15]*[.C15]" office:value-type="float" office:value="5211.3961" calcext:value-type="float">
            <text:p>5211.3961</text:p>
          </table:table-cell>
          <table:table-cell table:style-name="ce36" table:formula="of:=[.F15]*[.C15]" office:value-type="float" office:value="938.47" calcext:value-type="float">
            <text:p>938.47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15]+1" office:value-type="date" office:date-value="1970-01-15" calcext:value-type="date">
            <text:p>15/01/70</text:p>
          </table:table-cell>
          <table:table-cell table:style-name="ce36" office:value-type="float" office:value="74.46" calcext:value-type="float">
            <text:p>74.46</text:p>
          </table:table-cell>
          <table:table-cell table:style-name="ce36" office:value-type="float" office:value="1.83" calcext:value-type="float">
            <text:p>1.83</text:p>
          </table:table-cell>
          <table:table-cell/>
          <table:table-cell table:style-name="ce24" table:formula="of:=DAYS([.B16];[.$E$2])" office:value-type="float" office:value="14" calcext:value-type="float">
            <text:p>14</text:p>
          </table:table-cell>
          <table:table-cell table:number-columns-repeated="3"/>
          <table:table-cell table:style-name="ce36" table:formula="of:=[.F16]*[.F16]" office:value-type="float" office:value="196" calcext:value-type="float">
            <text:p>196</text:p>
          </table:table-cell>
          <table:table-cell table:style-name="ce36" table:formula="of:=[.C16]*[.C16]" office:value-type="float" office:value="5544.2916" calcext:value-type="float">
            <text:p>5544.2916</text:p>
          </table:table-cell>
          <table:table-cell table:style-name="ce36" table:formula="of:=[.F16]*[.C16]" office:value-type="float" office:value="1042.44" calcext:value-type="float">
            <text:p>1042.44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9"/>
          <table:table-cell table:style-name="ce24" table:formula="of:=[.D2]*[.D2]" office:value-type="float" office:value="2.1609" calcext:value-type="float">
            <text:p>2.1609</text:p>
          </table:table-cell>
          <table:table-cell table:style-name="ce36" table:formula="of:=[.C2]*[.C2]" office:value-type="float" office:value="2725.8841" calcext:value-type="float">
            <text:p>2725.8841</text:p>
          </table:table-cell>
          <table:table-cell table:style-name="ce24" table:formula="of:=[.D2]*[.C2]" office:value-type="float" office:value="76.7487" calcext:value-type="float">
            <text:p>76.7487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3]*[.D3]" office:value-type="float" office:value="2.25" calcext:value-type="float">
            <text:p>2.25</text:p>
          </table:table-cell>
          <table:table-cell table:style-name="ce36" table:formula="of:=[.C3]*[.C3]" office:value-type="float" office:value="2821.7344" calcext:value-type="float">
            <text:p>2821.7344</text:p>
          </table:table-cell>
          <table:table-cell table:style-name="ce24" table:formula="of:=[.D3]*[.C3]" office:value-type="float" office:value="79.68" calcext:value-type="float">
            <text:p>79.68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4]*[.D4]" office:value-type="float" office:value="2.3104" calcext:value-type="float">
            <text:p>2.3104</text:p>
          </table:table-cell>
          <table:table-cell table:style-name="ce36" table:formula="of:=[.C4]*[.C4]" office:value-type="float" office:value="2968.0704" calcext:value-type="float">
            <text:p>2968.0704</text:p>
          </table:table-cell>
          <table:table-cell table:style-name="ce24" table:formula="of:=[.D4]*[.C4]" office:value-type="float" office:value="82.8096" calcext:value-type="float">
            <text:p>82.8096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5]*[.D5]" office:value-type="float" office:value="2.4025" calcext:value-type="float">
            <text:p>2.4025</text:p>
          </table:table-cell>
          <table:table-cell table:style-name="ce36" table:formula="of:=[.C5]*[.C5]" office:value-type="float" office:value="3118.1056" calcext:value-type="float">
            <text:p>3118.1056</text:p>
          </table:table-cell>
          <table:table-cell table:style-name="ce24" table:formula="of:=[.D5]*[.C5]" office:value-type="float" office:value="86.552" calcext:value-type="float">
            <text:p>86.552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6]*[.D6]" office:value-type="float" office:value="2.4649" calcext:value-type="float">
            <text:p>2.4649</text:p>
          </table:table-cell>
          <table:table-cell table:style-name="ce36" table:formula="of:=[.C6]*[.C6]" office:value-type="float" office:value="3271.84" calcext:value-type="float">
            <text:p>3271.84</text:p>
          </table:table-cell>
          <table:table-cell table:style-name="ce24" table:formula="of:=[.D6]*[.C6]" office:value-type="float" office:value="89.804" calcext:value-type="float">
            <text:p>89.804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7]*[.D7]" office:value-type="float" office:value="2.56" calcext:value-type="float">
            <text:p>2.56</text:p>
          </table:table-cell>
          <table:table-cell table:style-name="ce36" table:formula="of:=[.C7]*[.C7]" office:value-type="float" office:value="3430.4449" calcext:value-type="float">
            <text:p>3430.4449</text:p>
          </table:table-cell>
          <table:table-cell table:style-name="ce24" table:formula="of:=[.D7]*[.C7]" office:value-type="float" office:value="93.712" calcext:value-type="float">
            <text:p>93.712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8]*[.D8]" office:value-type="float" office:value="2.6569" calcext:value-type="float">
            <text:p>2.6569</text:p>
          </table:table-cell>
          <table:table-cell table:style-name="ce36" table:formula="of:=[.C8]*[.C8]" office:value-type="float" office:value="3591.6049" calcext:value-type="float">
            <text:p>3591.6049</text:p>
          </table:table-cell>
          <table:table-cell table:style-name="ce24" table:formula="of:=[.D8]*[.C8]" office:value-type="float" office:value="97.6859" calcext:value-type="float">
            <text:p>97.6859</text:p>
          </table:table-cell>
          <table:table-cell table:number-columns-repeated="52"/>
        </table:table-row>
        <table:table-row table:style-name="ro1">
          <table:table-cell/>
          <table:table-cell table:style-name="ce36" table:number-columns-repeated="8"/>
          <table:table-cell table:style-name="ce24" table:formula="of:=[.D9]*[.D9]" office:value-type="float" office:value="2.7225" calcext:value-type="float">
            <text:p>2.7225</text:p>
          </table:table-cell>
          <table:table-cell table:style-name="ce36" table:formula="of:=[.C9]*[.C9]" office:value-type="float" office:value="3756.4641" calcext:value-type="float">
            <text:p>3756.4641</text:p>
          </table:table-cell>
          <table:table-cell table:style-name="ce24" table:formula="of:=[.D9]*[.C9]" office:value-type="float" office:value="101.1285" calcext:value-type="float">
            <text:p>101.1285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10]*[.D10]" office:value-type="float" office:value="2.8224" calcext:value-type="float">
            <text:p>2.8224</text:p>
          </table:table-cell>
          <table:table-cell table:style-name="ce36" table:formula="of:=[.C10]*[.C10]" office:value-type="float" office:value="3982.8721" calcext:value-type="float">
            <text:p>3982.8721</text:p>
          </table:table-cell>
          <table:table-cell table:style-name="ce24" table:formula="of:=[.D10]*[.C10]" office:value-type="float" office:value="106.0248" calcext:value-type="float">
            <text:p>106.0248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11]*[.D11]" office:value-type="float" office:value="2.89" calcext:value-type="float">
            <text:p>2.89</text:p>
          </table:table-cell>
          <table:table-cell table:style-name="ce36" table:formula="of:=[.C11]*[.C11]" office:value-type="float" office:value="4156.3809" calcext:value-type="float">
            <text:p>4156.3809</text:p>
          </table:table-cell>
          <table:table-cell table:style-name="ce24" table:formula="of:=[.D11]*[.C11]" office:value-type="float" office:value="109.599" calcext:value-type="float">
            <text:p>109.599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12]*[.D12]" office:value-type="float" office:value="2.9929" calcext:value-type="float">
            <text:p>2.9929</text:p>
          </table:table-cell>
          <table:table-cell table:style-name="ce36" table:formula="of:=[.C12]*[.C12]" office:value-type="float" office:value="4393.0384" calcext:value-type="float">
            <text:p>4393.0384</text:p>
          </table:table-cell>
          <table:table-cell table:style-name="ce24" table:formula="of:=[.D12]*[.C12]" office:value-type="float" office:value="114.6644" calcext:value-type="float">
            <text:p>114.6644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13]*[.D13]" office:value-type="float" office:value="3.0625" calcext:value-type="float">
            <text:p>3.0625</text:p>
          </table:table-cell>
          <table:table-cell table:style-name="ce36" table:formula="of:=[.C13]*[.C13]" office:value-type="float" office:value="4637.61" calcext:value-type="float">
            <text:p>4637.61</text:p>
          </table:table-cell>
          <table:table-cell table:style-name="ce24" table:formula="of:=[.D13]*[.C13]" office:value-type="float" office:value="119.175" calcext:value-type="float">
            <text:p>119.175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14]*[.D14]" office:value-type="float" office:value="3.1684" calcext:value-type="float">
            <text:p>3.1684</text:p>
          </table:table-cell>
          <table:table-cell table:style-name="ce36" table:formula="of:=[.C14]*[.C14]" office:value-type="float" office:value="4888.8064" calcext:value-type="float">
            <text:p>4888.8064</text:p>
          </table:table-cell>
          <table:table-cell table:style-name="ce24" table:formula="of:=[.D14]*[.C14]" office:value-type="float" office:value="124.4576" calcext:value-type="float">
            <text:p>124.4576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15]*[.D15]" office:value-type="float" office:value="3.24" calcext:value-type="float">
            <text:p>3.24</text:p>
          </table:table-cell>
          <table:table-cell table:style-name="ce36" table:formula="of:=[.C15]*[.C15]" office:value-type="float" office:value="5211.3961" calcext:value-type="float">
            <text:p>5211.3961</text:p>
          </table:table-cell>
          <table:table-cell table:style-name="ce24" table:formula="of:=[.D15]*[.C15]" office:value-type="float" office:value="129.942" calcext:value-type="float">
            <text:p>129.942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16]*[.D16]" office:value-type="float" office:value="3.3489" calcext:value-type="float">
            <text:p>3.3489</text:p>
          </table:table-cell>
          <table:table-cell table:style-name="ce36" table:formula="of:=[.C16]*[.C16]" office:value-type="float" office:value="5544.2916" calcext:value-type="float">
            <text:p>5544.2916</text:p>
          </table:table-cell>
          <table:table-cell table:style-name="ce24" table:formula="of:=[.D16]*[.C16]" office:value-type="float" office:value="136.2618" calcext:value-type="float">
            <text:p>136.2618</text:p>
          </table:table-cell>
          <table:table-cell table:number-columns-repeated="52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6" table:style-name="ta6">
        <table:table-column table:style-name="co1" table:number-columns-repeated="3" table:default-cell-style-name="ce24"/>
        <table:table-column table:style-name="co1" table:number-columns-repeated="61" table:default-cell-style-name="Default"/>
        <table:table-row table:style-name="ro1">
          <table:table-cell office:value-type="string" calcext:value-type="string">
            <text:p>modifica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6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2]*71" office:value-type="float" office:value="5.6494487" calcext:value-type="float">
            <text:p>5.6494487</text:p>
          </table:table-cell>
          <table:table-cell office:value-type="float" office:value="0.0795697" calcext:value-type="float">
            <text:p>0.0795697</text:p>
          </table:table-cell>
          <table:table-cell table:number-columns-repeated="6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C3]*71" office:value-type="float" office:value="5.9721082" calcext:value-type="float">
            <text:p>5.9721082</text:p>
          </table:table-cell>
          <table:table-cell office:value-type="float" office:value="0.0841142" calcext:value-type="float">
            <text:p>0.0841142</text:p>
          </table:table-cell>
          <table:table-cell table:number-columns-repeated="61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C4]*71" office:value-type="float" office:value="6.3006678" calcext:value-type="float">
            <text:p>6.3006678</text:p>
          </table:table-cell>
          <table:table-cell office:value-type="float" office:value="0.0887418" calcext:value-type="float">
            <text:p>0.0887418</text:p>
          </table:table-cell>
          <table:table-cell table:number-columns-repeated="61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C5]*71" office:value-type="float" office:value="6.634098" calcext:value-type="float">
            <text:p>6.634098</text:p>
          </table:table-cell>
          <table:table-cell office:value-type="float" office:value="0.093438" calcext:value-type="float">
            <text:p>0.093438</text:p>
          </table:table-cell>
          <table:table-cell table:number-columns-repeated="61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C6]*71" office:value-type="float" office:value="6.9713125" calcext:value-type="float">
            <text:p>6.9713125</text:p>
          </table:table-cell>
          <table:table-cell office:value-type="float" office:value="0.0981875" calcext:value-type="float">
            <text:p>0.0981875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C7]*71" office:value-type="float" office:value="7.311154" calcext:value-type="float">
            <text:p>7.311154</text:p>
          </table:table-cell>
          <table:table-cell office:value-type="float" office:value="0.102974" calcext:value-type="float">
            <text:p>0.102974</text:p>
          </table:table-cell>
          <table:table-cell table:number-columns-repeated="61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C8]*71" office:value-type="float" office:value="7.652309" calcext:value-type="float">
            <text:p>7.652309</text:p>
          </table:table-cell>
          <table:table-cell office:value-type="float" office:value="0.107779" calcext:value-type="float">
            <text:p>0.107779</text:p>
          </table:table-cell>
          <table:table-cell table:number-columns-repeated="61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C9]*71" office:value-type="float" office:value="7.993464" calcext:value-type="float">
            <text:p>7.993464</text:p>
          </table:table-cell>
          <table:table-cell office:value-type="float" office:value="0.112584" calcext:value-type="float">
            <text:p>0.112584</text:p>
          </table:table-cell>
          <table:table-cell table:number-columns-repeated="61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C10]*71" office:value-type="float" office:value="8.33327" calcext:value-type="float">
            <text:p>8.33327</text:p>
          </table:table-cell>
          <table:table-cell office:value-type="float" office:value="0.11737" calcext:value-type="float">
            <text:p>0.11737</text:p>
          </table:table-cell>
          <table:table-cell table:number-columns-repeated="61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C11]*71" office:value-type="float" office:value="8.670307" calcext:value-type="float">
            <text:p>8.670307</text:p>
          </table:table-cell>
          <table:table-cell office:value-type="float" office:value="0.122117" calcext:value-type="float">
            <text:p>0.122117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12]*71" office:value-type="float" office:value="9.003013" calcext:value-type="float">
            <text:p>9.003013</text:p>
          </table:table-cell>
          <table:table-cell office:value-type="float" office:value="0.126803" calcext:value-type="float">
            <text:p>0.126803</text:p>
          </table:table-cell>
          <table:table-cell table:number-columns-repeated="61"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[.C13]*71" office:value-type="float" office:value="9.329968" calcext:value-type="float">
            <text:p>9.329968</text:p>
          </table:table-cell>
          <table:table-cell office:value-type="float" office:value="0.131408" calcext:value-type="float">
            <text:p>0.131408</text:p>
          </table:table-cell>
          <table:table-cell table:number-columns-repeated="61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[.C14]*71" office:value-type="float" office:value="9.649539" calcext:value-type="float">
            <text:p>9.649539</text:p>
          </table:table-cell>
          <table:table-cell office:value-type="float" office:value="0.135909" calcext:value-type="float">
            <text:p>0.135909</text:p>
          </table:table-cell>
          <table:table-cell table:number-columns-repeated="61"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[.C15]*71" office:value-type="float" office:value="9.960306" calcext:value-type="float">
            <text:p>9.960306</text:p>
          </table:table-cell>
          <table:table-cell office:value-type="float" office:value="0.140286" calcext:value-type="float">
            <text:p>0.140286</text:p>
          </table:table-cell>
          <table:table-cell table:number-columns-repeated="61"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[.C16]*71" office:value-type="float" office:value="10.260636" calcext:value-type="float">
            <text:p>10.260636</text:p>
          </table:table-cell>
          <table:table-cell office:value-type="float" office:value="0.144516" calcext:value-type="float">
            <text:p>0.144516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C17]*71" office:value-type="float" office:value="10.549109" calcext:value-type="float">
            <text:p>10.549109</text:p>
          </table:table-cell>
          <table:table-cell office:value-type="float" office:value="0.148579" calcext:value-type="float">
            <text:p>0.148579</text:p>
          </table:table-cell>
          <table:table-cell table:number-columns-repeated="61"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[.C18]*71" office:value-type="float" office:value="10.824092" calcext:value-type="float">
            <text:p>10.824092</text:p>
          </table:table-cell>
          <table:table-cell office:value-type="float" office:value="0.152452" calcext:value-type="float">
            <text:p>0.152452</text:p>
          </table:table-cell>
          <table:table-cell table:number-columns-repeated="61"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[.C19]*71" office:value-type="float" office:value="11.084236" calcext:value-type="float">
            <text:p>11.084236</text:p>
          </table:table-cell>
          <table:table-cell office:value-type="float" office:value="0.156116" calcext:value-type="float">
            <text:p>0.156116</text:p>
          </table:table-cell>
          <table:table-cell table:number-columns-repeated="61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[.C20]*71" office:value-type="float" office:value="11.32805" calcext:value-type="float">
            <text:p>11.32805</text:p>
          </table:table-cell>
          <table:table-cell office:value-type="float" office:value="0.15955" calcext:value-type="float">
            <text:p>0.15955</text:p>
          </table:table-cell>
          <table:table-cell table:number-columns-repeated="61"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[.C21]*71" office:value-type="float" office:value="11.554327" calcext:value-type="float">
            <text:p>11.554327</text:p>
          </table:table-cell>
          <table:table-cell office:value-type="float" office:value="0.162737" calcext:value-type="float">
            <text:p>0.162737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22]*71" office:value-type="float" office:value="11.761647" calcext:value-type="float">
            <text:p>11.761647</text:p>
          </table:table-cell>
          <table:table-cell office:value-type="float" office:value="0.165657" calcext:value-type="float">
            <text:p>0.165657</text:p>
          </table:table-cell>
          <table:table-cell table:number-columns-repeated="61"/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[.C23]*71" office:value-type="float" office:value="11.948945" calcext:value-type="float">
            <text:p>11.948945</text:p>
          </table:table-cell>
          <table:table-cell office:value-type="float" office:value="0.168295" calcext:value-type="float">
            <text:p>0.168295</text:p>
          </table:table-cell>
          <table:table-cell table:number-columns-repeated="61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[.C24]*71" office:value-type="float" office:value="12.115156" calcext:value-type="float">
            <text:p>12.115156</text:p>
          </table:table-cell>
          <table:table-cell office:value-type="float" office:value="0.170636" calcext:value-type="float">
            <text:p>0.170636</text:p>
          </table:table-cell>
          <table:table-cell table:number-columns-repeated="61"/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[.C25]*71" office:value-type="float" office:value="12.259215" calcext:value-type="float">
            <text:p>12.259215</text:p>
          </table:table-cell>
          <table:table-cell office:value-type="float" office:value="0.172665" calcext:value-type="float">
            <text:p>0.172665</text:p>
          </table:table-cell>
          <table:table-cell table:number-columns-repeated="61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[.C26]*71" office:value-type="float" office:value="12.380412" calcext:value-type="float">
            <text:p>12.380412</text:p>
          </table:table-cell>
          <table:table-cell office:value-type="float" office:value="0.174372" calcext:value-type="float">
            <text:p>0.174372</text:p>
          </table:table-cell>
          <table:table-cell table:number-columns-repeated="61"/>
        </table:table-row>
      </table:table>
      <table:table table:name="Sheet7" table:style-name="ta10">
        <table:table-column table:style-name="co1" table:number-columns-repeated="3" table:default-cell-style-name="ce24"/>
        <table:table-column table:style-name="co1" table:number-columns-repeated="61" table:default-cell-style-name="Default"/>
        <table:table-row table:style-name="ro1">
          <table:table-cell office:value-type="string" calcext:value-type="string">
            <text:p>Pow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cena_m</text:p>
          </table:table-cell>
          <table:table-cell table:number-columns-repeated="6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23000" calcext:value-type="float">
            <text:p>423000</text:p>
          </table:table-cell>
          <table:table-cell table:formula="of:=[.B2]/[.A2]" office:value-type="float" office:value="7553.57142857143" calcext:value-type="float">
            <text:p>7553.57142857143</text:p>
          </table:table-cell>
          <table:table-cell/>
          <table:table-cell table:style-name="ce24" office:value-type="string" calcext:value-type="string">
            <text:p>Średnia:</text:p>
          </table:table-cell>
          <table:table-cell table:style-name="ce24" table:formula="of:=AVERAGE([.C2:.C21])" office:value-type="float" office:value="6715.2873295802" calcext:value-type="float">
            <text:p>6715.2873295802</text:p>
          </table:table-cell>
          <table:table-cell table:number-columns-repeated="5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5000" calcext:value-type="float">
            <text:p>345000</text:p>
          </table:table-cell>
          <table:table-cell table:formula="of:=[.B3]/[.A3]" office:value-type="float" office:value="7666.66666666667" calcext:value-type="float">
            <text:p>7666.66666666667</text:p>
          </table:table-cell>
          <table:table-cell/>
          <table:table-cell table:style-name="ce24" office:value-type="string" calcext:value-type="string">
            <text:p>Mediana:</text:p>
          </table:table-cell>
          <table:table-cell table:style-name="ce24" table:formula="of:=COM.MICROSOFT.QUARTILE.INC([.C$2:.C$21];2)" office:value-type="float" office:value="6277.77777777778" calcext:value-type="float">
            <text:p>6277.77777777778</text:p>
          </table:table-cell>
          <table:table-cell table:number-columns-repeated="5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55664" calcext:value-type="float">
            <text:p>455664</text:p>
          </table:table-cell>
          <table:table-cell table:formula="of:=[.B4]/[.A4]" office:value-type="float" office:value="5995.57894736842" calcext:value-type="float">
            <text:p>5995.57894736842</text:p>
          </table:table-cell>
          <table:table-cell/>
          <table:table-cell table:style-name="ce24" office:value-type="string" calcext:value-type="string">
            <text:p>Q10</text:p>
          </table:table-cell>
          <table:table-cell table:style-name="ce24" table:formula="of:=COM.MICROSOFT.PERCENTILE.INC([.C$2:.C$21];0.1)" office:value-type="float" office:value="4301.1655011655" calcext:value-type="float">
            <text:p>4301.1655011655</text:p>
          </table:table-cell>
          <table:table-cell table:number-columns-repeated="5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0000" calcext:value-type="float">
            <text:p>330000</text:p>
          </table:table-cell>
          <table:table-cell table:formula="of:=[.B5]/[.A5]" office:value-type="float" office:value="5000" calcext:value-type="float">
            <text:p>5000</text:p>
          </table:table-cell>
          <table:table-cell/>
          <table:table-cell table:style-name="ce24" office:value-type="string" calcext:value-type="string">
            <text:p>Q25</text:p>
          </table:table-cell>
          <table:table-cell table:style-name="ce24" table:formula="of:=COM.MICROSOFT.PERCENTILE.INC([.C$2:.C$21];0.25)" office:value-type="float" office:value="5065.78947368421" calcext:value-type="float">
            <text:p>5065.78947368421</text:p>
          </table:table-cell>
          <table:table-cell table:number-columns-repeated="5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0000" calcext:value-type="float">
            <text:p>450000</text:p>
          </table:table-cell>
          <table:table-cell table:formula="of:=[.B6]/[.A6]" office:value-type="float" office:value="9782.60869565217" calcext:value-type="float">
            <text:p>9782.60869565217</text:p>
          </table:table-cell>
          <table:table-cell/>
          <table:table-cell table:style-name="ce24" office:value-type="string" calcext:value-type="string">
            <text:p>Q50</text:p>
          </table:table-cell>
          <table:table-cell table:style-name="ce24" table:formula="of:=COM.MICROSOFT.PERCENTILE.INC([.C$2:.C$21];0.5)" office:value-type="float" office:value="6277.77777777778" calcext:value-type="float">
            <text:p>6277.77777777778</text:p>
          </table:table-cell>
          <table:table-cell table:number-columns-repeated="5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80000" calcext:value-type="float">
            <text:p>280000</text:p>
          </table:table-cell>
          <table:table-cell table:formula="of:=[.B7]/[.A7]" office:value-type="float" office:value="4307.69230769231" calcext:value-type="float">
            <text:p>4307.69230769231</text:p>
          </table:table-cell>
          <table:table-cell/>
          <table:table-cell table:style-name="ce24" office:value-type="string" calcext:value-type="string">
            <text:p>Q75</text:p>
          </table:table-cell>
          <table:table-cell table:style-name="ce24" table:formula="of:=COM.MICROSOFT.PERCENTILE.INC([.C$2:.C$21];0.75)" office:value-type="float" office:value="7668.62777777778" calcext:value-type="float">
            <text:p>7668.62777777778</text:p>
          </table:table-cell>
          <table:table-cell table:number-columns-repeated="5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0000" calcext:value-type="float">
            <text:p>250000</text:p>
          </table:table-cell>
          <table:table-cell table:formula="of:=[.B8]/[.A8]" office:value-type="float" office:value="3846.15384615385" calcext:value-type="float">
            <text:p>3846.15384615385</text:p>
          </table:table-cell>
          <table:table-cell/>
          <table:table-cell table:style-name="ce24" office:value-type="string" calcext:value-type="string">
            <text:p>Q90</text:p>
          </table:table-cell>
          <table:table-cell table:style-name="ce24" table:formula="of:=COM.MICROSOFT.PERCENTILE.INC([.C$2:.C$21];0.9)" office:value-type="float" office:value="9856.97940503433" calcext:value-type="float">
            <text:p>9856.97940503433</text:p>
          </table:table-cell>
          <table:table-cell table:number-columns-repeated="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80000" calcext:value-type="float">
            <text:p>380000</text:p>
          </table:table-cell>
          <table:table-cell table:formula="of:=[.B9]/[.A9]" office:value-type="float" office:value="6333.33333333333" calcext:value-type="float">
            <text:p>6333.33333333333</text:p>
          </table:table-cell>
          <table:table-cell table:number-columns-repeated="6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50000" calcext:value-type="float">
            <text:p>450000</text:p>
          </table:table-cell>
          <table:table-cell table:formula="of:=[.B10]/[.A10]" office:value-type="float" office:value="8181.81818181818" calcext:value-type="float">
            <text:p>8181.81818181818</text:p>
          </table:table-cell>
          <table:table-cell table:number-columns-repeated="6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00000" calcext:value-type="float">
            <text:p>800000</text:p>
          </table:table-cell>
          <table:table-cell table:formula="of:=[.B11]/[.A11]" office:value-type="float" office:value="10526.3157894737" calcext:value-type="float">
            <text:p>10526.3157894737</text:p>
          </table:table-cell>
          <table:table-cell table:number-columns-repeated="6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90000" calcext:value-type="float">
            <text:p>290000</text:p>
          </table:table-cell>
          <table:table-cell table:formula="of:=[.B12]/[.A12]" office:value-type="float" office:value="5087.71929824562" calcext:value-type="float">
            <text:p>5087.71929824562</text:p>
          </table:table-cell>
          <table:table-cell table:number-columns-repeated="6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10000" calcext:value-type="float">
            <text:p>410000</text:p>
          </table:table-cell>
          <table:table-cell table:formula="of:=[.B13]/[.A13]" office:value-type="float" office:value="6119.40298507463" calcext:value-type="float">
            <text:p>6119.40298507463</text:p>
          </table:table-cell>
          <table:table-cell table:number-columns-repeated="6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0000" calcext:value-type="float">
            <text:p>310000</text:p>
          </table:table-cell>
          <table:table-cell table:formula="of:=[.B14]/[.A14]" office:value-type="float" office:value="7560.9756097561" calcext:value-type="float">
            <text:p>7560.9756097561</text:p>
          </table:table-cell>
          <table:table-cell table:number-columns-repeated="6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90000" calcext:value-type="float">
            <text:p>390000</text:p>
          </table:table-cell>
          <table:table-cell table:formula="of:=[.B15]/[.A15]" office:value-type="float" office:value="5735.29411764706" calcext:value-type="float">
            <text:p>5735.29411764706</text:p>
          </table:table-cell>
          <table:table-cell table:number-columns-repeated="6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00000" calcext:value-type="float">
            <text:p>400000</text:p>
          </table:table-cell>
          <table:table-cell table:formula="of:=[.B16]/[.A16]" office:value-type="float" office:value="6779.66101694915" calcext:value-type="float">
            <text:p>6779.66101694915</text:p>
          </table:table-cell>
          <table:table-cell table:number-columns-repeated="6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80000" calcext:value-type="float">
            <text:p>280000</text:p>
          </table:table-cell>
          <table:table-cell table:formula="of:=[.B17]/[.A17]" office:value-type="float" office:value="4242.42424242424" calcext:value-type="float">
            <text:p>4242.42424242424</text:p>
          </table:table-cell>
          <table:table-cell table:number-columns-repeated="6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0000" calcext:value-type="float">
            <text:p>280000</text:p>
          </table:table-cell>
          <table:table-cell table:formula="of:=[.B18]/[.A18]" office:value-type="float" office:value="6222.22222222222" calcext:value-type="float">
            <text:p>6222.22222222222</text:p>
          </table:table-cell>
          <table:table-cell table:number-columns-repeated="6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70000" calcext:value-type="float">
            <text:p>270000</text:p>
          </table:table-cell>
          <table:table-cell table:formula="of:=[.B19]/[.A19]" office:value-type="float" office:value="4909.09090909091" calcext:value-type="float">
            <text:p>4909.09090909091</text:p>
          </table:table-cell>
          <table:table-cell table:number-columns-repeated="6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5353" calcext:value-type="float">
            <text:p>345353</text:p>
          </table:table-cell>
          <table:table-cell table:formula="of:=[.B20]/[.A20]" office:value-type="float" office:value="7674.51111111111" calcext:value-type="float">
            <text:p>7674.51111111111</text:p>
          </table:table-cell>
          <table:table-cell table:number-columns-repeated="6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6544" calcext:value-type="float">
            <text:p>366544</text:p>
          </table:table-cell>
          <table:table-cell table:formula="of:=[.B21]/[.A21]" office:value-type="float" office:value="10780.7058823529" calcext:value-type="float">
            <text:p>10780.7058823529</text:p>
          </table:table-cell>
          <table:table-cell table:number-columns-repeated="61"/>
        </table:table-row>
      </table:table>
      <table:table table:name="testAccounts" table:style-name="ta8"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c_exp</text:p>
          </table:table-cell>
          <table:table-cell office:value-type="string" calcext:value-type="string">
            <text:p>uwagi</text:p>
          </table:table-cell>
        </table:table-row>
        <table:table-row table:style-name="ro1">
          <table:table-cell office:value-type="string" calcext:value-type="string">
            <text:p>test1</text:p>
          </table:table-cell>
          <table:table-cell office:value-type="string" calcext:value-type="string">
            <text:p>test123</text:p>
          </table:table-cell>
          <table:table-cell office:value-type="string" calcext:value-type="string">
            <text:p>zawsze aktualna</text:p>
          </table:table-cell>
          <table:table-cell/>
        </table:table-row>
        <table:table-row table:style-name="ro1">
          <table:table-cell office:value-type="string" calcext:value-type="string">
            <text:p>test2</text:p>
          </table:table-cell>
          <table:table-cell office:value-type="string" calcext:value-type="string">
            <text:p>test123</text:p>
          </table:table-cell>
          <table:table-cell/>
          <table:table-cell office:value-type="string" calcext:value-type="string">
            <text:p>konto zablokowane</text:p>
          </table:table-cell>
        </table:table-row>
        <table:table-row table:style-name="ro1">
          <table:table-cell office:value-type="string" calcext:value-type="string">
            <text:p>test3</text:p>
          </table:table-cell>
          <table:table-cell office:value-type="string" calcext:value-type="string">
            <text:p>test123</text:p>
          </table:table-cell>
          <table:table-cell table:style-name="ce29" office:value-type="date" office:date-value="2011-09-30" calcext:value-type="date">
            <text:p>30/09/201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20108" number:language="pl" number:country="PL" number:title="User-defined">
      <number:era/>
      <number:year/>
      <number:text>n</number:text>
      <number:year number:style="long"/>
      <number:year/>
      <number:text>al</number:text>
    </number:date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day/>
      <number:text>.</number:text>
      <number:month number:style="long"/>
      <number:text>.</number:text>
      <number:year number:style="long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20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10:57:35.922174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3_28_empty_29_" style:display-name="PageStyle_Sheet3(empty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" style:display-name="PageStyle_Sheet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5" style:display-name="PageStyle_Sheet5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6" style:display-name="PageStyle_Sheet6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7" style:display-name="PageStyle_Sheet7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4" style:display-name="PageStyle_Sheet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6T11:55:29</meta:creation-date>
    <dc:language>en-GB</dc:language>
    <dc:date>2020-05-03T11:01:08.653601248</dc:date>
    <meta:editing-cycles>8</meta:editing-cycles>
    <meta:editing-duration>PT22H7M53S</meta:editing-duration>
    <meta:generator>LibreOffice/6.4.2.2$Linux_X86_64 LibreOffice_project/40$Build-2</meta:generator>
    <meta:document-statistic meta:table-count="8" meta:cell-count="521" meta:object-count="0"/>
  </office:meta>
</office:document-meta>
</file>